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6.84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51.19pt"/>
    </style:style>
    <style:style style:name="co5" style:family="table-column">
      <style:table-column-properties fo:break-before="auto" style:column-width="25.14pt"/>
    </style:style>
    <style:style style:name="co6" style:family="table-column">
      <style:table-column-properties fo:break-before="auto" style:column-width="42.24pt"/>
    </style:style>
    <style:style style:name="co7" style:family="table-column">
      <style:table-column-properties fo:break-before="auto" style:column-width="44.65pt"/>
    </style:style>
    <style:style style:name="co8" style:family="table-column">
      <style:table-column-properties fo:break-before="auto" style:column-width="140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999999"/>
    </style:style>
    <style:style style:name="ce6" style:family="table-cell" style:parent-style-name="Default">
      <style:table-cell-properties fo:background-color="transparent"/>
      <style:text-properties fo:color="#999999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8" style:family="table-cell" style:parent-style-name="Default" style:data-style-name="N123"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fo:wrap-option="wrap"/>
      <style:text-properties fo:font-weight="bold" style:font-weight-asian="bold" style:font-weight-complex="bold" fo:hyphenate="true"/>
    </style:style>
    <style:style style:name="ce10" style:family="table-cell" style:parent-style-name="Default" style:data-style-name="N123"/>
    <style:style style:name="ce11" style:family="table-cell" style:parent-style-name="Default" style:data-style-name="N123">
      <style:table-cell-properties fo:background-color="#dddddd"/>
    </style:style>
    <style:style style:name="ce12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http://andybrown.me.uk/2015/07/12/awreflow2/</text:p>
          </table:table-cell>
          <table:table-cell table:style-name="ce4" table:number-columns-repeated="5"/>
          <table:table-cell table:style-name="ce8" table:number-columns-repeated="2"/>
          <table:table-cell table:style-name="ce4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fg Part No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Unit</text:p>
          </table:table-cell>
          <table:table-cell table:style-name="ce9" office:value-type="string" calcext:value-type="string">
            <text:p>Price/ Unit</text:p>
          </table:table-cell>
          <table:table-cell table:style-name="ce9" office:value-type="string" calcext:value-type="string">
            <text:p>Price tot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URL</text:p>
          </table:table-cell>
          <table:table-cell table:style-name="ce13" table:number-columns-repeated="1014"/>
        </table:table-row>
        <table:table-row table:style-name="ro1">
          <table:table-cell office:value-type="string" calcext:value-type="string">
            <text:p>Halogen oven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44" calcext:value-type="currency">
            <text:p>44.00 €</text:p>
          </table:table-cell>
          <table:table-cell table:formula="of:=[.G3]*[.E3]" office:value-type="currency" office:currency="EUR" office:value="44" calcext:value-type="currency">
            <text:p>44.00 €</text:p>
          </table:table-cell>
          <table:table-cell/>
          <table:table-cell office:value-type="string" calcext:value-type="string">
            <text:p>https://www.amazon.de/Halogenofen-Heissluftofen-Backofen-Hei%C3%9Fluft-Erweiterung/dp/B019ISL3S2/ref=sr_1_3/260-5696369-8847656?ie=UTF8&amp;qid=1495115944&amp;sr=8-3&amp;keywords=halogenof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ar top plastic enclosure 160x110x90mm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Al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7.94" calcext:value-type="currency">
            <text:p>7.94 €</text:p>
          </table:table-cell>
          <table:table-cell table:formula="of:=[.G4]*[.E4]" office:value-type="currency" office:currency="EUR" office:value="7.94" calcext:value-type="currency">
            <text:p>7.94 €</text:p>
          </table:table-cell>
          <table:table-cell/>
          <table:table-cell office:value-type="string" calcext:value-type="string">
            <text:p>https://www.aliexpress.com/item/C18-hot-Waterproof-Clear-Plastic-Electronic-Project-Box-Enclosure-CASE-160x110x90mm-B119/32807821884.html?ws_ab_test=searchweb0_0,searchweb201602_2_10152_10065_10151_10068_10136_10157_10137_10060_10138_10155_10062_10156_437_10154_10056_10055_10054_10059_303_100032_100033_100031_10099_10103_10102_10101_10096_10147_10052_10053_10050_10107_10142_10051_10084_10083_10080_10082_10081_10177_10110_519_10111_10112_10113_10114_10181_10180_10183_10182_10185_10184_10078_10079_10073_10186_10123_142,searchweb201603_1,ppcSwitch_3&amp;btsid=6e851545-cc70-4da7-bfe3-8f94d51a7889&amp;algo_expid=e7166b25-f571-41c9-8ec4-bd26ab4356e4-18&amp;algo_pvid=e7166b25-f571-41c9-8ec4-bd26ab4356e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iUSB serial adapter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Al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1.95" calcext:value-type="currency">
            <text:p>1.95 €</text:p>
          </table:table-cell>
          <table:table-cell table:formula="of:=[.G5]*[.E5]" office:value-type="currency" office:currency="EUR" office:value="1.95" calcext:value-type="currency">
            <text:p>1.95 €</text:p>
          </table:table-cell>
          <table:table-cell/>
          <table:table-cell office:value-type="string" calcext:value-type="string">
            <text:p>https://www.aliexpress.com/item/1pc-Basic-Breakout-Board-For-FTDI-FT232RL-USB-to-Serial-IC-For-Arduino-3-3V-5V/32783695831.html?ws_ab_test=searchweb0_0,searchweb201602_2_10152_10065_10151_10068_10136_10157_10137_10060_10138_10155_10062_10156_437_10154_10056_10055_10054_10059_303_100032_100033_100031_10099_10103_10102_10101_10096_10147_10052_10053_10050_10107_10142_10051_10084_10083_10080_10082_10081_10177_10110_519_10111_10112_10113_10114_10181_10180_10183_10182_10185_10184_10078_10079_10073_10186_10123_142,searchweb201603_1,ppcSwitch_3&amp;btsid=ffafe4de-a833-40cf-a9cc-3e985d2091be&amp;algo_expid=0430ac8d-cfc6-40e0-823a-0275c6edf229-2&amp;algo_pvid=0430ac8d-cfc6-40e0-823a-0275c6edf2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3 Hex standoff kit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Ali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2.6" calcext:value-type="currency">
            <text:p>2.60 €</text:p>
          </table:table-cell>
          <table:table-cell table:formula="of:=[.G6]*[.E6]" office:value-type="currency" office:currency="EUR" office:value="1.3" calcext:value-type="currency">
            <text:p>1.30 €</text:p>
          </table:table-cell>
          <table:table-cell/>
          <table:table-cell office:value-type="string" calcext:value-type="string">
            <text:p>https://www.aliexpress.com/item/200pcs-M3-PCB-Hex-Male-Female-Thread-Brass-Spacer-Standoffs-Screw-Hex-Nut-Assortment-set-Kits/32773674763.html?ws_ab_test=searchweb0_0,searchweb201602_2_10152_10065_10151_10068_10136_10157_10137_10060_10138_10155_10062_10156_437_10154_10056_10055_10054_10059_303_100032_100033_100031_10099_10103_10102_10101_10096_10147_10052_10053_10050_10107_10142_10051_10084_10083_10080_10082_10081_10177_10110_519_10111_10112_10113_10114_10181_10180_10183_10182_10185_10184_10078_10079_10073_10186_10123_142,searchweb201603_1,ppcSwitch_3&amp;btsid=b2db71a1-f8ef-4f4c-836b-e740ce1096f9&amp;algo_expid=3c6b4280-0e70-4137-853b-dcb496043f16-1&amp;algo_pvid=3c6b4280-0e70-4137-853b-dcb496043f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ocouple K-type 50mm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Al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5.95" calcext:value-type="currency">
            <text:p>5.95 €</text:p>
          </table:table-cell>
          <table:table-cell table:formula="of:=[.G7]*[.E7]" office:value-type="currency" office:currency="EUR" office:value="5.95" calcext:value-type="currency">
            <text:p>5.95 €</text:p>
          </table:table-cell>
          <table:table-cell/>
          <table:table-cell office:value-type="string" calcext:value-type="string">
            <text:p>https://www.aliexpress.com/item/Generic-New-3-Meter-High-Temperature-100-1250-C-Thermocouple-K-Type-50mm-Probe-Sensors/32334218983.html?ws_ab_test=searchweb0_0,searchweb201602_2_10152_10065_10151_10068_10136_10157_10137_10060_10138_10155_10062_10156_437_10154_10056_10055_10054_10059_303_100032_100033_100031_10099_10103_10102_10101_10096_10147_10052_10053_10050_10107_10142_10051_10084_10083_10080_10082_10081_10177_10110_519_10111_10112_10113_10114_10181_10180_10183_10182_10185_10184_10078_10079_10073_10186_10123_142,searchweb201603_1,ppcSwitch_3&amp;btsid=268f6cb0-06f5-424a-8ac3-bbc02f82d31b&amp;algo_expid=8dd0cc2f-937f-4948-b082-7445f30b4410-14&amp;algo_pvid=8dd0cc2f-937f-4948-b082-7445f30b44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kia 5110 LCD breakout board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Al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2.16" calcext:value-type="currency">
            <text:p>2.16 €</text:p>
          </table:table-cell>
          <table:table-cell table:formula="of:=[.G8]*[.E8]" office:value-type="currency" office:currency="EUR" office:value="2.16" calcext:value-type="currency">
            <text:p>2.16 €</text:p>
          </table:table-cell>
          <table:table-cell/>
          <table:table-cell office:value-type="string" calcext:value-type="string">
            <text:p>https://www.aliexpress.com/item/J34-Free-Shipping-For-Nokia-5110-Arduino-48-84-48x84-LCD-Module-White-Backlight-Adapter-PCB/32282016126.html?ws_ab_test=searchweb0_0,searchweb201602_2_10152_10065_10151_10068_10136_10157_10137_10060_10138_10155_10062_10156_437_10154_10056_10055_10054_10059_303_100032_100033_100031_10099_10103_10102_10101_10096_10147_10052_10053_10050_10107_10142_10051_10084_10083_10080_10082_10081_10177_10110_519_10111_10112_10113_10114_10181_10180_10183_10182_10185_10184_10078_10079_10073_10186_10123_142,searchweb201603_1,ppcSwitch_3&amp;btsid=9a6d6aa1-f6fa-4b7f-b497-af1d11c660a0&amp;algo_expid=49d67431-6f3b-4ecf-a0fb-6962db974832-4&amp;algo_pvid=49d67431-6f3b-4ecf-a0fb-6962db9748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 amp/ADC</text:p>
          </table:table-cell>
          <table:table-cell office:value-type="string" calcext:value-type="string">
            <text:p>MAX31855</text:p>
          </table:table-cell>
          <table:table-cell office:value-type="string" calcext:value-type="string">
            <text:p>Al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2.5" calcext:value-type="currency">
            <text:p>2.50 €</text:p>
          </table:table-cell>
          <table:table-cell table:formula="of:=[.G9]*[.E9]" office:value-type="currency" office:currency="EUR" office:value="2.5" calcext:value-type="currency">
            <text:p>2.50 €</text:p>
          </table:table-cell>
          <table:table-cell/>
          <table:table-cell office:value-type="string" calcext:value-type="string">
            <text:p>https://www.aliexpress.com/item/2PCS-Free-Shipping-MAX31855-KASA-M31855K-SOP8-Sensor-and-Detector-Interface/32754644777.html?ws_ab_test=searchweb0_0,searchweb201602_2_10152_10065_10151_10068_10136_10157_10137_10060_10138_10155_10062_10156_437_10154_10056_10055_10054_10059_303_100032_100033_100031_10099_10103_10102_10101_10096_10147_10052_10053_10050_10107_10142_10051_10084_10083_10080_10082_10081_10177_10110_519_10111_10112_10113_10114_10181_10180_10183_10182_10185_10184_10078_10079_10073_10186_10123_142,searchweb201603_1,ppcSwitch_3&amp;btsid=62be67e7-2488-447f-8eae-13355e843bf2&amp;algo_expid=bd552629-1642-4751-a6d4-5ed246005b57-9&amp;algo_pvid=bd552629-1642-4751-a6d4-5ed246005b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BN-43-240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N 43-2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6" calcext:value-type="currency">
            <text:p>0.60 €</text:p>
          </table:table-cell>
          <table:table-cell table:formula="of:=[.G10]*[.E10]" office:value-type="currency" office:currency="EUR" office:value="1.2" calcext:value-type="currency">
            <text:p>1.20 €</text:p>
          </table:table-cell>
          <table:table-cell office:value-type="string" calcext:value-type="string">
            <text:p>Figure out proper AL value</text:p>
          </table:table-cell>
          <table:table-cell office:value-type="string" calcext:value-type="string">
            <text:p>https://www.reichelt.de/Amidon-Doppellochkerne/BN-43-2402/3/index.html?ACTION=3&amp;LA=2&amp;ARTICLE=32311&amp;GROUPID=3188&amp;artnr=BN+43-2402&amp;SEARCH=%252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C heatsink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V SK 129-50 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1.99" calcext:value-type="currency">
            <text:p>1.99 €</text:p>
          </table:table-cell>
          <table:table-cell table:formula="of:=[.G11]*[.E11]" office:value-type="currency" office:currency="EUR" office:value="1.99" calcext:value-type="currency">
            <text:p>1.99 €</text:p>
          </table:table-cell>
          <table:table-cell/>
          <table:table-cell office:value-type="string" calcext:value-type="string">
            <text:p>https://www.reichelt.de/Finger-Aufsteckkuehlkoerper/V-SK-129-50-STS/3/index.html?ACTION=3&amp;LA=2&amp;ARTICLE=101001&amp;GROUPID=7767&amp;artnr=V+SK+129-50+STS&amp;SEARCH=%252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totriac</text:p>
          </table:table-cell>
          <table:table-cell office:value-type="string" calcext:value-type="string">
            <text:p>MOC30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OC 3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9" calcext:value-type="currency">
            <text:p>0.29 €</text:p>
          </table:table-cell>
          <table:table-cell table:formula="of:=[.G12]*[.E12]" office:value-type="currency" office:currency="EUR" office:value="0.29" calcext:value-type="currency">
            <text:p>0.29 €</text:p>
          </table:table-cell>
          <table:table-cell/>
          <table:table-cell office:value-type="string" calcext:value-type="string">
            <text:p>https://www.reichelt.de/Optokoppler/MOC-3020/3/index.html?ACTION=3&amp;LA=446&amp;ARTICLE=12519&amp;GROUPID=3046&amp;artnr=MOC+3020&amp;SEARCH=moc30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nubberless TRIAC 8A/400V</text:p>
          </table:table-cell>
          <table:table-cell office:value-type="string" calcext:value-type="string">
            <text:p>BTA12-800CW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TA 12/800C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99" calcext:value-type="currency">
            <text:p>0.99 €</text:p>
          </table:table-cell>
          <table:table-cell table:formula="of:=[.G13]*[.E13]" office:value-type="currency" office:currency="EUR" office:value="0.99" calcext:value-type="currency">
            <text:p>0.99 €</text:p>
          </table:table-cell>
          <table:table-cell/>
          <table:table-cell office:value-type="string" calcext:value-type="string">
            <text:p>https://www.reichelt.de/Triacs/BTA-12-800CW/3/index.html?ACTION=3&amp;LA=446&amp;ARTICLE=111166&amp;GROUPID=5280&amp;artnr=BTA+12%2F800CW&amp;SEARCH=triac%2Bsnub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nsformer 3.2VA 6VAC</text:p>
          </table:table-cell>
          <table:table-cell office:value-type="string" calcext:value-type="string">
            <text:p>VC 3,2/1/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EI 38/13,5 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3.65" calcext:value-type="currency">
            <text:p>3.65 €</text:p>
          </table:table-cell>
          <table:table-cell table:formula="of:=[.G14]*[.E14]" office:value-type="currency" office:currency="EUR" office:value="3.65" calcext:value-type="currency">
            <text:p>3.65 €</text:p>
          </table:table-cell>
          <table:table-cell/>
          <table:table-cell office:value-type="string" calcext:value-type="string">
            <text:p>https://www.reichelt.de/Printtrafos-3-2-4-8VA/EI-38-13-5-106/3/index.html?ACTION=3&amp;LA=2&amp;ARTICLE=27350&amp;GROUPID=4533&amp;artnr=EI+38%2F13%2C5+106&amp;SEARCH=%252A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Voltage reg 5V</text:p>
          </table:table-cell>
          <table:table-cell table:style-name="ce7" office:value-type="float" office:value="7805" calcext:value-type="float">
            <text:p>780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µA 7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cs</text:p>
          </table:table-cell>
          <table:table-cell table:style-name="ce11" office:value-type="currency" office:currency="EUR" office:value="0.27" calcext:value-type="currency">
            <text:p>0.27 €</text:p>
          </table:table-cell>
          <table:table-cell table:style-name="ce11" table:formula="of:=[.G15]*[.E15]" office:value-type="currency" office:currency="EUR" office:value="0" calcext:value-type="currency">
            <text:p>0.00 €</text:p>
          </table:table-cell>
          <table:table-cell table:style-name="ce3"/>
          <table:table-cell table:style-name="ce3" office:value-type="string" calcext:value-type="string">
            <text:p>https://www.reichelt.de/ICs-A-A-/-A-7805/3/index.html?ACTION=3&amp;LA=446&amp;ARTICLE=23443&amp;GROUPID=2908&amp;artnr=%C2%B5A+7805&amp;SEARCH=7805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Voltage reg 3.3V</text:p>
          </table:table-cell>
          <table:table-cell office:value-type="string" calcext:value-type="string">
            <text:p>LD1117V33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D1117 V33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6" calcext:value-type="currency">
            <text:p>0.26 €</text:p>
          </table:table-cell>
          <table:table-cell table:formula="of:=[.G16]*[.E16]" office:value-type="currency" office:currency="EUR" office:value="0.26" calcext:value-type="currency">
            <text:p>0.26 €</text:p>
          </table:table-cell>
          <table:table-cell/>
          <table:table-cell office:value-type="string" calcext:value-type="string">
            <text:p>https://www.reichelt.de/ICs-KA-LF-/LD1117-V33C/3/index.html?ACTION=3&amp;LA=446&amp;ARTICLE=200891&amp;GROUPID=2911&amp;artnr=LD1117+V33C&amp;SEARCH=Spannungsregler%2B3%252C3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ko 10u 50V 2/5mm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FR-A 10U 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7" calcext:value-type="currency">
            <text:p>0.07 €</text:p>
          </table:table-cell>
          <table:table-cell table:formula="of:=[.G17]*[.E17]" office:value-type="currency" office:currency="EUR" office:value="0.21" calcext:value-type="currency">
            <text:p>0.21 €</text:p>
          </table:table-cell>
          <table:table-cell/>
          <table:table-cell office:value-type="string" calcext:value-type="string">
            <text:p>https://www.reichelt.de/Elkos-radial-105-C-5000-10000h/FR-A-10U-50/3/index.html?ACTION=3&amp;LA=2&amp;ARTICLE=200268&amp;GROUPID=5513&amp;artnr=FR-A+10U+50&amp;SEARCH=%252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ko 22u 50V 2/5mm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FR 22/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G18]*[.E18]" office:value-type="currency" office:currency="EUR" office:value="0.12" calcext:value-type="currency">
            <text:p>0.12 €</text:p>
          </table:table-cell>
          <table:table-cell/>
          <table:table-cell office:value-type="string" calcext:value-type="string">
            <text:p>https://www.reichelt.de/Elkos-radial-105-C-5000-10000h/RAD-FR-22-50/3/index.html?ACTION=3&amp;LA=2&amp;ARTICLE=121288&amp;GROUPID=5513&amp;artnr=RAD+FR+22%2F50&amp;SEARCH=%252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ko 470u 25V 5/10mm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FR-A 470U 2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2" calcext:value-type="currency">
            <text:p>0.22 €</text:p>
          </table:table-cell>
          <table:table-cell table:formula="of:=[.G19]*[.E19]" office:value-type="currency" office:currency="EUR" office:value="0.22" calcext:value-type="currency">
            <text:p>0.22 €</text:p>
          </table:table-cell>
          <table:table-cell/>
          <table:table-cell office:value-type="string" calcext:value-type="string">
            <text:p>https://www.reichelt.de/Elkos-radial-105-C-5000-10000h/FR-A-470U-25A/3/index.html?ACTION=3&amp;LA=2&amp;ARTICLE=200289&amp;GROUPID=5513&amp;artnr=FR-A+470U+25A&amp;SEARCH=%252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ramic cap 100n X7R 2.5mm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2,5 100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G20]*[.E20]" office:value-type="currency" office:currency="EUR" office:value="0.3" calcext:value-type="currency">
            <text:p>0.30 €</text:p>
          </table:table-cell>
          <table:table-cell/>
          <table:table-cell office:value-type="string" calcext:value-type="string">
            <text:p>https://www.reichelt.de/Vielschicht-bedrahtet-X7R-10-/X7R-2-5-100N/3/index.html?ACTION=3&amp;LA=446&amp;ARTICLE=22853&amp;GROUPID=3162&amp;artnr=X7R-2%2C5+100N&amp;SEARCH=100n%2Bx7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 cap 100n X2 15mm</text:p>
          </table:table-cell>
          <table:table-cell office:value-type="string" calcext:value-type="string">
            <text:p>ECQUAAF104KA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AN-X2-10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9" calcext:value-type="currency">
            <text:p>0.19 €</text:p>
          </table:table-cell>
          <table:table-cell table:formula="of:=[.G21]*[.E21]" office:value-type="currency" office:currency="EUR" office:value="0.19" calcext:value-type="currency">
            <text:p>0.19 €</text:p>
          </table:table-cell>
          <table:table-cell/>
          <table:table-cell office:value-type="string" calcext:value-type="string">
            <text:p>https://www.reichelt.de/Funkentstoerkondensatoren/PAN-X2-100N/3/index.html?ACTION=3&amp;LA=446&amp;ARTICLE=129273&amp;GROUPID=3157&amp;artnr=PAN-X2-100N&amp;SEARCH=folienkondensator%2B100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ramic cap 22p 2.5mm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RKO 22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7" calcext:value-type="currency">
            <text:p>0.07 €</text:p>
          </table:table-cell>
          <table:table-cell table:formula="of:=[.G22]*[.E22]" office:value-type="currency" office:currency="EUR" office:value="0.14" calcext:value-type="currency">
            <text:p>0.14 €</text:p>
          </table:table-cell>
          <table:table-cell/>
          <table:table-cell office:value-type="string" calcext:value-type="string">
            <text:p>https://www.reichelt.de/Scheiben/KERKO-22P/3/index.html?ACTION=3&amp;LA=446&amp;ARTICLE=9281&amp;GROUPID=3169&amp;artnr=KERKO+22P&amp;SEARCH=22p%2B2.5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ramic cap 1u X5R 5mm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Z5U-5 1,0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6" calcext:value-type="currency">
            <text:p>0.26 €</text:p>
          </table:table-cell>
          <table:table-cell table:formula="of:=[.G23]*[.E23]" office:value-type="currency" office:currency="EUR" office:value="0.26" calcext:value-type="currency">
            <text:p>0.26 €</text:p>
          </table:table-cell>
          <table:table-cell/>
          <table:table-cell office:value-type="string" calcext:value-type="string">
            <text:p>https://www.reichelt.de/Vielschicht-bedrahtet-Z5U-20-/Z5U-5-1-0-/3/index.html?ACTION=3&amp;LA=2&amp;ARTICLE=22985&amp;GROUPID=3163&amp;artnr=Z5U-5+1%2C0%C2%B5&amp;SEARCH=%252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ramic cap 10n X7R 5mm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5 1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G24]*[.E24]" office:value-type="currency" office:currency="EUR" office:value="0.05" calcext:value-type="currency">
            <text:p>0.05 €</text:p>
          </table:table-cell>
          <table:table-cell/>
          <table:table-cell office:value-type="string" calcext:value-type="string">
            <text:p>https://www.reichelt.de/Vielschicht-bedrahtet-X7R-10-/X7R-5-10N/3/index.html?ACTION=3&amp;LA=446&amp;ARTICLE=22866&amp;GROUPID=3162&amp;artnr=X7R-5+10N&amp;SEARCH=X7R%2B10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ctifier diode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N 4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25]*[.E25]" office:value-type="currency" office:currency="EUR" office:value="0.2" calcext:value-type="currency">
            <text:p>0.20 €</text:p>
          </table:table-cell>
          <table:table-cell/>
          <table:table-cell office:value-type="string" calcext:value-type="string">
            <text:p>https://www.reichelt.de/1N-UF-AA-Dioden/1N-4007/3/index.html?ACTION=3&amp;LA=446&amp;ARTICLE=1729&amp;GROUPID=2987&amp;artnr=1N+4007&amp;SEARCH=1n40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 blau 5mm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8" calcext:value-type="currency">
            <text:p>0.28 €</text:p>
          </table:table-cell>
          <table:table-cell table:formula="of:=[.G26]*[.E26]" office:value-type="currency" office:currency="EUR" office:value="0.28" calcext:value-type="currency">
            <text:p>0.28 €</text:p>
          </table:table-cell>
          <table:table-cell/>
          <table:table-cell office:value-type="string" calcext:value-type="string">
            <text:p>https://www.reichelt.de/LEDs-5-mm/LED-5MM-BL/3/index.html?ACTION=3&amp;LA=446&amp;ARTICLE=61102&amp;GROUPID=3019&amp;artnr=LED+5MM+BL&amp;SEARCH=LED%2Bblau%2B5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mper rot 2.54mm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JUMPER 2,54 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" calcext:value-type="currency">
            <text:p>0.01 €</text:p>
          </table:table-cell>
          <table:table-cell table:formula="of:=[.G27]*[.E27]" office:value-type="currency" office:currency="EUR" office:value="0.02" calcext:value-type="currency">
            <text:p>0.02 €</text:p>
          </table:table-cell>
          <table:table-cell/>
          <table:table-cell office:value-type="string" calcext:value-type="string">
            <text:p>https://www.reichelt.de/Stiftleisten/JUMPER-2-54-RT/3/index.html?ACTION=3&amp;LA=2&amp;ARTICLE=9016&amp;GROUPID=7434&amp;artnr=JUMPER+2%2C54+RT&amp;SEARCH=%252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iftleiste 2.54mm 1x36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L 1X36G 2,5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7" calcext:value-type="currency">
            <text:p>0.17 €</text:p>
          </table:table-cell>
          <table:table-cell table:formula="of:=[.G28]*[.E28]" office:value-type="currency" office:currency="EUR" office:value="0.085" calcext:value-type="currency">
            <text:p>0.09 €</text:p>
          </table:table-cell>
          <table:table-cell/>
          <table:table-cell office:value-type="string" calcext:value-type="string">
            <text:p>https://www.reichelt.de/Stiftleisten/SL-1X36G-2-54/3/index.html?ACTION=3&amp;LA=2&amp;ARTICLE=19504&amp;GROUPID=7434&amp;artnr=SL+1X36G+2%2C54&amp;SEARCH=%252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iftleiste 2.54mm 2x36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L 2X36G 2,5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3" calcext:value-type="currency">
            <text:p>0.23 €</text:p>
          </table:table-cell>
          <table:table-cell table:formula="of:=[.G29]*[.E29]" office:value-type="currency" office:currency="EUR" office:value="0.115" calcext:value-type="currency">
            <text:p>0.12 €</text:p>
          </table:table-cell>
          <table:table-cell/>
          <table:table-cell office:value-type="string" calcext:value-type="string">
            <text:p>https://www.reichelt.de/Stiftleisten/SL-2X36G-2-54/3/index.html?ACTION=3&amp;LA=2&amp;ARTICLE=19496&amp;GROUPID=7434&amp;artnr=SL+2X36G+2%2C54&amp;SEARCH=%252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PN-Transistor TO-92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2N 55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30]*[.E30]" office:value-type="currency" office:currency="EUR" office:value="0.12" calcext:value-type="currency">
            <text:p>0.12 €</text:p>
          </table:table-cell>
          <table:table-cell/>
          <table:table-cell office:value-type="string" calcext:value-type="string">
            <text:p>https://www.reichelt.de/2N-Transistoren/2N-5551/3/index.html?ACTION=3&amp;LA=446&amp;ARTICLE=2059&amp;GROUPID=2879&amp;artnr=2N+5551&amp;SEARCH=2N55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l film resistor 390R 1W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W 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54" calcext:value-type="currency">
            <text:p>0.15 €</text:p>
          </table:table-cell>
          <table:table-cell table:formula="of:=[.G31]*[.E31]" office:value-type="currency" office:currency="EUR" office:value="0.154" calcext:value-type="currency">
            <text:p>0.15 €</text:p>
          </table:table-cell>
          <table:table-cell/>
          <table:table-cell office:value-type="string" calcext:value-type="string">
            <text:p>https://www.reichelt.de/1W-5-1-0-Ohm-820-Ohm/1W-390/3/index.html?ACTION=3&amp;LA=446&amp;ARTICLE=1818&amp;GROUPID=6514&amp;artnr=1W+390&amp;SEARCH=1W%2B3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l film resistor 1k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,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2" calcext:value-type="currency">
            <text:p>0.08 €</text:p>
          </table:table-cell>
          <table:table-cell table:formula="of:=[.G32]*[.E32]" office:value-type="currency" office:currency="EUR" office:value="0.246" calcext:value-type="currency">
            <text:p>0.25 €</text:p>
          </table:table-cell>
          <table:table-cell/>
          <table:table-cell office:value-type="string" calcext:value-type="string">
            <text:p>https://www.reichelt.de/0-6W-1-1-00-k-Ohm-9-76-k-Ohm/METALL-1-00K/3/index.html?ACTION=3&amp;LA=446&amp;ARTICLE=11403&amp;GROUPID=3078&amp;artnr=METALL+1%2C00K&amp;SEARCH=METALL%2B1%252C00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l film resistor 47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47,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2" calcext:value-type="currency">
            <text:p>0.08 €</text:p>
          </table:table-cell>
          <table:table-cell table:formula="of:=[.G33]*[.E33]" office:value-type="currency" office:currency="EUR" office:value="0.082" calcext:value-type="currency">
            <text:p>0.08 €</text:p>
          </table:table-cell>
          <table:table-cell/>
          <table:table-cell office:value-type="string" calcext:value-type="string">
            <text:p>https://www.reichelt.de/0-6W-1-10-0-Ohm-97-6-Ohm/METALL-47-0/3/index.html?ACTION=3&amp;LA=446&amp;ARTICLE=11822&amp;GROUPID=3076&amp;artnr=METALL+47%2C0&amp;SEARCH=metall%2B47%252C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l film resistor 470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2" calcext:value-type="currency">
            <text:p>0.08 €</text:p>
          </table:table-cell>
          <table:table-cell table:formula="of:=[.G34]*[.E34]" office:value-type="currency" office:currency="EUR" office:value="0.082" calcext:value-type="currency">
            <text:p>0.08 €</text:p>
          </table:table-cell>
          <table:table-cell/>
          <table:table-cell office:value-type="string" calcext:value-type="string">
            <text:p>https://www.reichelt.de/0-6W-1-100-Ohm-976-Ohm/METALL-470/3/index.html?ACTION=3&amp;LA=446&amp;ARTICLE=11826&amp;GROUPID=3077&amp;artnr=METALL+470&amp;SEARCH=metall%2B4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l film resistor 10k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0,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2" calcext:value-type="currency">
            <text:p>0.08 €</text:p>
          </table:table-cell>
          <table:table-cell table:formula="of:=[.G35]*[.E35]" office:value-type="currency" office:currency="EUR" office:value="0.328" calcext:value-type="currency">
            <text:p>0.33 €</text:p>
          </table:table-cell>
          <table:table-cell/>
          <table:table-cell office:value-type="string" calcext:value-type="string">
            <text:p>https://www.reichelt.de/0-6W-1-10-0-k-Ohm-95-3-k-Ohm/METALL-10-0K/3/index.html?ACTION=3&amp;LA=446&amp;ARTICLE=11449&amp;GROUPID=3079&amp;artnr=METALL+10%2C0K&amp;SEARCH=metall%2B10%252C0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l film resistor 100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2" calcext:value-type="currency">
            <text:p>0.08 €</text:p>
          </table:table-cell>
          <table:table-cell table:formula="of:=[.G36]*[.E36]" office:value-type="currency" office:currency="EUR" office:value="0.082" calcext:value-type="currency">
            <text:p>0.08 €</text:p>
          </table:table-cell>
          <table:table-cell/>
          <table:table-cell office:value-type="string" calcext:value-type="string">
            <text:p>https://www.reichelt.de/0-6W-1-100-Ohm-976-Ohm/METALL-100/3/index.html?ACTION=3&amp;LA=446&amp;ARTICLE=11457&amp;GROUPID=3077&amp;artnr=METALL+100&amp;SEARCH=metall%2B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l film resistor 33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33,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2" calcext:value-type="currency">
            <text:p>0.08 €</text:p>
          </table:table-cell>
          <table:table-cell table:formula="of:=[.G37]*[.E37]" office:value-type="currency" office:currency="EUR" office:value="0.082" calcext:value-type="currency">
            <text:p>0.08 €</text:p>
          </table:table-cell>
          <table:table-cell/>
          <table:table-cell office:value-type="string" calcext:value-type="string">
            <text:p>https://www.reichelt.de/0-6W-1-10-0-Ohm-97-6-Ohm/METALL-33-0/3/index.html?ACTION=3&amp;LA=446&amp;ARTICLE=11729&amp;GROUPID=3076&amp;artnr=METALL+33%2C0&amp;SEARCH=metall%2B33%252C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mega8</text:p>
          </table:table-cell>
          <table:table-cell office:value-type="string" calcext:value-type="string">
            <text:p>ATMEGA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TMEGA 8-16 D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2.65" calcext:value-type="currency">
            <text:p>2.65 €</text:p>
          </table:table-cell>
          <table:table-cell table:formula="of:=[.G38]*[.E38]" office:value-type="currency" office:currency="EUR" office:value="0" calcext:value-type="currency">
            <text:p>0.00 €</text:p>
          </table:table-cell>
          <table:table-cell office:value-type="string" calcext:value-type="string">
            <text:p>jaseg has a bunch leftover</text:p>
          </table:table-cell>
          <table:table-cell office:value-type="string" calcext:value-type="string">
            <text:p>https://www.reichelt.de/Atmel-ATMega-AVRs/ATMEGA-8-16-DIP/3/index.html?ACTION=3&amp;LA=446&amp;ARTICLE=45024&amp;GROUPID=2959&amp;artnr=ATMEGA+8-16+DIP&amp;SEARCH=atmega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istor 275VRMS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VDR-0,6 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35" calcext:value-type="currency">
            <text:p>0.35 €</text:p>
          </table:table-cell>
          <table:table-cell table:formula="of:=[.G39]*[.E39]" office:value-type="currency" office:currency="EUR" office:value="0.35" calcext:value-type="currency">
            <text:p>0.35 €</text:p>
          </table:table-cell>
          <table:table-cell office:value-type="string" calcext:value-type="string">
            <text:p>Double-check type/value</text:p>
          </table:table-cell>
          <table:table-cell office:value-type="string" calcext:value-type="string">
            <text:p>https://www.reichelt.de/Heissleiter-Varistoren/VDR-0-6-270/3/index.html?ACTION=3&amp;LA=2&amp;ARTICLE=22316&amp;GROUPID=3114&amp;artnr=VDR-0%2C6+270&amp;SEARCH=%252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ystal 8MHz HC49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8,0000-HC49U-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5" calcext:value-type="currency">
            <text:p>0.25 €</text:p>
          </table:table-cell>
          <table:table-cell table:formula="of:=[.G40]*[.E40]" office:value-type="currency" office:currency="EUR" office:value="0.25" calcext:value-type="currency">
            <text:p>0.25 €</text:p>
          </table:table-cell>
          <table:table-cell/>
          <table:table-cell office:value-type="string" calcext:value-type="string">
            <text:p>https://www.reichelt.de/Quarze/8-0000-HC49U-S/3/index.html?ACTION=3&amp;LA=446&amp;ARTICLE=32845&amp;GROUPID=3173&amp;artnr=8%2C0000-HC49U-S&amp;SEARCH=HC49%2B8M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s-rated hookup wire 2.5mm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475-0022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kg</text:p>
          </table:table-cell>
          <table:table-cell office:value-type="currency" office:currency="EUR" office:value="51.4" calcext:value-type="currency">
            <text:p>51.40 €</text:p>
          </table:table-cell>
          <table:table-cell table:formula="of:=[.G41]*[.E41]" office:value-type="currency" office:currency="EUR" office:value="0.514" calcext:value-type="currency">
            <text:p>0.51 €</text:p>
          </table:table-cell>
          <table:table-cell/>
          <table:table-cell office:value-type="string" calcext:value-type="string">
            <text:p>https://www.reichelt.de/Schaltschrank-Einzeladern/RND-475-00224/3/index.html?ACTION=3&amp;LA=446&amp;ARTICLE=171742&amp;GROUPID=5374&amp;artnr=RND+475-00224&amp;SEARCH=litze%2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s indicator lamp red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210-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1.15" calcext:value-type="currency">
            <text:p>1.15 €</text:p>
          </table:table-cell>
          <table:table-cell table:formula="of:=[.G42]*[.E42]" office:value-type="currency" office:currency="EUR" office:value="1.15" calcext:value-type="currency">
            <text:p>1.15 €</text:p>
          </table:table-cell>
          <table:table-cell/>
          <table:table-cell office:value-type="string" calcext:value-type="string">
            <text:p>https://www.reichelt.de/Signallampen/RND-210-00006/3/index.html?ACTION=3&amp;LA=2&amp;ARTICLE=170734&amp;GROUPID=3055&amp;artnr=RND+210-00006&amp;SEARCH=%252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al-pole 12A mains rocker switch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WIPPE 1802.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2.1" calcext:value-type="currency">
            <text:p>2.10 €</text:p>
          </table:table-cell>
          <table:table-cell table:formula="of:=[.G43]*[.E43]" office:value-type="currency" office:currency="EUR" office:value="2.1" calcext:value-type="currency">
            <text:p>2.10 €</text:p>
          </table:table-cell>
          <table:table-cell/>
          <table:table-cell office:value-type="string" calcext:value-type="string">
            <text:p>https://www.reichelt.de/Wippschalter/WIPPE-1802-1123/3/index.html?ACTION=3&amp;LA=446&amp;ARTICLE=154413&amp;GROUPID=7596&amp;artnr=WIPPE+1802.1123&amp;SEARCH=wippscha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-mount IEC conn w/ 20x5 fuse</text:p>
          </table:table-cell>
          <table:table-cell table:style-name="ce6" office:value-type="string" calcext:value-type="string">
            <text:p>Generic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S 2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1.5" calcext:value-type="currency">
            <text:p>1.50 €</text:p>
          </table:table-cell>
          <table:table-cell table:formula="of:=[.G44]*[.E44]" office:value-type="currency" office:currency="EUR" office:value="1.5" calcext:value-type="currency">
            <text:p>1.50 €</text:p>
          </table:table-cell>
          <table:table-cell/>
          <table:table-cell office:value-type="string" calcext:value-type="string">
            <text:p>https://www.reichelt.de/Kaltgeraeteeinbaustecker/KES-2SI/3/index.html?ACTION=3&amp;LA=2&amp;ARTICLE=9359&amp;GROUPID=7482&amp;artnr=KES+2SI&amp;SEARCH=%252A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Total</text:p>
          </table:table-cell>
          <table:table-cell table:style-name="ce8" table:formula="of:=SUM([.H3:.H44])" office:value-type="currency" office:currency="EUR" office:value="83.41" calcext:value-type="currency">
            <text:p>83.41 €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6:31:49.079425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4:54:49.358646838</meta:creation-date>
    <meta:generator>LibreOffice/5.1.6.2.0$Linux_X86_64 LibreOffice_project/10$Build-2</meta:generator>
    <dc:date>2017-05-29T16:39:19.787503432</dc:date>
    <meta:editing-duration>P1DT6H3M50S</meta:editing-duration>
    <meta:editing-cycles>75</meta:editing-cycles>
    <meta:document-statistic meta:table-count="1" meta:cell-count="387" meta:object-count="0"/>
  </office:meta>
</office:document-meta>
</file>